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9.75pt" fo:letter-spacing="normal" fo:font-style="normal" style:text-underline-style="none" fo:font-weight="normal" officeooo:rsid="000563ce" officeooo:paragraph-rsid="000563ce" style:font-weight-asian="normal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rsid="000563ce" officeooo:paragraph-rsid="000563ce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9.75pt" fo:letter-spacing="normal" fo:font-style="normal" fo:font-weight="bold" officeooo:rsid="000563ce" officeooo:paragraph-rsid="000563c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11pt" fo:letter-spacing="normal" fo:font-style="normal" fo:font-weight="normal" officeooo:rsid="000563ce" officeooo:paragraph-rsid="000563ce" style:font-size-asian="11pt" style:font-size-complex="11pt"/>
    </style:style>
    <style:style style:name="P5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rsid="000563ce" officeooo:paragraph-rsid="000563ce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rsid="00066f8e" officeooo:paragraph-rsid="00066f8e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11pt" fo:letter-spacing="normal" fo:font-style="normal" fo:font-weight="normal" officeooo:rsid="00066f8e" officeooo:paragraph-rsid="00066f8e" style:font-size-asian="11pt" style:font-size-complex="11pt"/>
    </style:style>
    <style:style style:name="P8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11pt" fo:letter-spacing="normal" fo:font-style="normal" fo:font-weight="normal" officeooo:rsid="00066f8e" officeooo:paragraph-rsid="0007703c" style:font-size-asian="11pt" style:font-size-complex="11pt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enlo" fo:font-size="11pt" fo:letter-spacing="normal" fo:font-style="normal" fo:font-weight="normal" officeooo:rsid="000563ce" officeooo:paragraph-rsid="000563ce" style:font-size-asian="11pt" style:font-size-complex="11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Times New Roman" fo:font-size="9.75pt" fo:letter-spacing="normal" fo:font-style="normal" fo:font-weight="normal" officeooo:rsid="00066f8e" officeooo:paragraph-rsid="000563ce"/>
    </style:style>
    <style:style style:name="P11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Times New Roman" fo:font-size="9.75pt" fo:letter-spacing="normal" fo:font-style="normal" fo:font-weight="normal" officeooo:rsid="000563ce" officeooo:paragraph-rsid="000563ce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fo:font-weight="normal" officeooo:rsid="00066f8e" officeooo:paragraph-rsid="00066f8e" style:font-size-asian="11pt" style:font-size-complex="11pt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fo:font-weight="normal" officeooo:rsid="00066f8e" officeooo:paragraph-rsid="0007703c" style:font-size-asian="11pt" style:font-size-complex="11pt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fo:font-weight="normal" officeooo:rsid="000b5da4" officeooo:paragraph-rsid="000b5da4" style:font-size-asian="11pt" style:font-size-complex="11pt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fo:font-weight="bold" officeooo:rsid="00066f8e" officeooo:paragraph-rsid="00066f8e" style:font-size-asian="11pt" style:font-weight-asian="bold" style:font-size-complex="11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officeooo:rsid="00066f8e" officeooo:paragraph-rsid="00066f8e" style:font-size-asian="11pt" style:font-size-complex="11pt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ff3333" style:font-name="Times New Roman" fo:font-size="11pt" fo:letter-spacing="normal" fo:font-style="normal" fo:font-weight="normal" officeooo:rsid="00066f8e" officeooo:paragraph-rsid="0007703c" style:font-size-asian="11pt" style:font-size-complex="11pt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ff3333" style:font-name="Times New Roman" fo:font-size="11pt" fo:letter-spacing="normal" fo:font-style="normal" fo:font-weight="normal" officeooo:rsid="00066f8e" officeooo:paragraph-rsid="00097215" style:font-size-asian="11pt" style:font-size-complex="11pt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Times New Roman" fo:font-size="11pt" fo:letter-spacing="normal" fo:font-style="normal" fo:font-weight="normal" officeooo:rsid="000b5da4" officeooo:paragraph-rsid="000b5da4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0563ce" officeooo:paragraph-rsid="000563c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0563ce" officeooo:paragraph-rsid="000563c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563ce" officeooo:paragraph-rsid="000563c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0563ce" officeooo:paragraph-rsid="000563ce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fo:font-weight="normal" officeooo:paragraph-rsid="000563c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1pt" fo:letter-spacing="normal" fo:font-style="normal" fo:font-weight="bold" officeooo:rsid="000563ce" officeooo:paragraph-rsid="000563c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ff3333" style:font-name="Times New Roman" fo:font-size="11pt" fo:letter-spacing="normal" fo:font-style="normal" fo:font-weight="normal" officeooo:rsid="000563ce" officeooo:paragraph-rsid="000563ce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ff3333" style:font-name="Times New Roman" fo:font-size="11pt" fo:letter-spacing="normal" fo:font-style="normal" fo:font-weight="bold" officeooo:rsid="000563ce" officeooo:paragraph-rsid="000563ce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officeooo:rsid="000563ce" officeooo:paragraph-rsid="000563ce"/>
    </style:style>
    <style:style style:name="T1" style:family="text">
      <style:text-properties style:font-name="Menlo" fo:font-size="9.75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officeooo:rsid="00066f8e"/>
    </style:style>
    <style:style style:name="T5" style:family="text">
      <style:text-properties officeooo:rsid="0007703c"/>
    </style:style>
    <style:style style:name="T6" style:family="text">
      <style:text-properties officeooo:rsid="000882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703c" style:font-weight-asian="bold" style:font-weight-complex="bold"/>
    </style:style>
    <style:style style:name="T9" style:family="text">
      <style:text-properties fo:font-weight="bold" officeooo:rsid="000b5da4" style:font-weight-asian="bold" style:font-weight-complex="bold"/>
    </style:style>
    <style:style style:name="T10" style:family="text">
      <style:text-properties officeooo:rsid="00097215"/>
    </style:style>
    <style:style style:name="T11" style:family="text">
      <style:text-properties officeooo:rsid="000b5da4"/>
    </style:style>
    <style:style style:name="T12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jection angularJS</text:p>
      <text:p text:style-name="P20"/>
      <text:p text:style-name="P20">1 ) Librairie externe </text:p>
      <text:p text:style-name="P22"/>
      <text:p text:style-name="P23">Pour injecter une librairie externe, il faut télécharger celle-ci, et l'injecter dans différent endroit.</text:p>
      <text:p text:style-name="P23">Nous allons prendre Ng-maps comme exemple. </text:p>
      <text:p text:style-name="P23"/>
      <text:p text:style-name="P23"><text:tab/><text:span text:style-name="T7">a)</text:span> Dans l'index.html <text:s/></text:p>
      <text:p text:style-name="P23"/>
      <text:p text:style-name="P23"><text:tab/><text:tab/>Ajout des balises script qui charge les librairies externe : </text:p>
      <text:p text:style-name="P23"/>
      <text:p text:style-name="P23"><text:tab/><text:tab/></text:p>
      <text:p text:style-name="P24"><text:span text:style-name="T1">&lt;script src='//maps.googleapis.com/maps/api/js'&gt;&lt;/script&gt;</text:span></text:p>
      <text:p text:style-name="P25"><text:span text:style-name="T1">( Chargement de la librairie de googleapis.com )</text:span></text:p>
      <text:p text:style-name="P24"><text:span text:style-name="T1"/></text:p>
      <text:p text:style-name="P24"><text:span text:style-name="T1">&lt;script src="//ajax.googleapis.com/ajax/libs/angularjs/1.3.3/angular.min.js"&gt;&lt;/script&gt;</text:span></text:p>
      <text:p text:style-name="P27"><text:span text:style-name="T1">( Si vous utilisez Ionic, Angularjs est déjà injecter donc la ligne ci-dessus est inutile)</text:span></text:p>
      <text:p text:style-name="P26"><text:span text:style-name="T1"/></text:p>
      <text:p text:style-name="P2">&lt;script src="lib/ng-maps/dist/ng-maps.js"&gt;&lt;/script&gt;</text:p>
      <text:p text:style-name="P3">( Utilisation du ng-maps.js télécharger via les commandes d'installation de Ng-maps)</text:p>
      <text:p text:style-name="P2"/>
      <text:p text:style-name="P2"/>
      <text:p text:style-name="P4"><text:tab/><text:span text:style-name="T3">b)</text:span><text:span text:style-name="T2"> <text:s/>Dans le module de App-js</text:span></text:p>
      <text:p text:style-name="P4"><text:span text:style-name="T2"/></text:p>
      <text:p text:style-name="P4">angular.module<text:span text:style-name="T4">('NomDuModule', ['ngMaps','...' ])</text:span></text:p>
      <text:p text:style-name="P4"/>
      <text:p text:style-name="P2"/>
      <text:p text:style-name="P11"/>
      <text:p text:style-name="P10"/>
      <text:p text:style-name="P15">2) Injection de service </text:p>
      <text:p text:style-name="P12"/>
      <text:p text:style-name="P14">Le fichier qui contient nos factory possède un nom, par default, le fichier qui contient nos factory s'appelle starter.service <text:s text:c="5"/></text:p>
      <text:p text:style-name="P14"/>
      <text:p text:style-name="P19">angular.module('starter.services', [ ] ) </text:p>
      <text:p text:style-name="P12"><text:tab/><text:tab/></text:p>
      <text:p text:style-name="P12"/>
      <text:p text:style-name="P12"><text:tab/><text:span text:style-name="T8">a)</text:span><text:span text:style-name="T5"> </text:span>D'abord il faut créer le service.</text:p>
      <text:p text:style-name="P12"/>
      <text:p text:style-name="P7"><text:tab/>.factory('NomDe<text:span text:style-name="T5">M</text:span>aFactory', function() {</text:p>
      <text:p text:style-name="P7"/>
      <text:p text:style-name="P7"><text:tab/><text:span text:style-name="T10">return </text:span>"Quelque chose";</text:p>
      <text:p text:style-name="P7"/>
      <text:p text:style-name="P18"><text:s/><text:span text:style-name="T6">( Attention, une factory doit toujours renvoyer quelque chose sinon une erreur s'affichera, on peut ensuite récuperer les données, via un console.log par exemple )</text:span></text:p>
      <text:p text:style-name="P18"/>
      <text:p text:style-name="P12">});</text:p>
      <text:p text:style-name="P12"/>
      <text:p text:style-name="P12"><text:tab/><text:span text:style-name="T5">b) L'injecter dans le controller </text:span></text:p>
      <text:p text:style-name="P12"/>
      <text:p text:style-name="P8"><text:tab/>.<text:span text:style-name="T5">controller('NomDuController', function ('NomDeMaFactory') {</text:span></text:p>
      <text:p text:style-name="P8"/>
      <text:p text:style-name="P8"><text:tab/><text:span text:style-name="T10">console.log(nomDeMaFactory);</text:span></text:p>
      <text:p text:style-name="P17"/>
      <text:p text:style-name="P13"><text:span text:style-name="T5">});</text:span></text:p>
      <text:p text:style-name="P13"/>
      <text:p text:style-name="P13"/>
      <text:p text:style-name="P13"><text:soft-page-break/></text:p>
      <text:p text:style-name="P13"/>
      <text:p text:style-name="P13"><text:tab/><text:span text:style-name="T9">c) </text:span><text:span text:style-name="T11">Vérifier que notre service est bien injecter dans notre module ( App.js )</text:span></text:p>
      <text:p text:style-name="P13"/>
      <text:p text:style-name="P13"/>
      <text:p text:style-name="P14">Tout au début de votre App.js nous avons la ligne suivante : </text:p>
      <text:p text:style-name="P14">dans notre cas il faut charger le fichier qui contient notre factory ( ici <text:span text:style-name="T12">starter.services</text:span>) </text:p>
      <text:p text:style-name="P14"/>
      <text:p text:style-name="P14">angular.module('starter', [' Injection1 ']['Injection2 '][' <text:span text:style-name="T12">starter.services </text:span>'])</text:p>
      <text:p text:style-name="P12"/>
      <text:p text:style-name="P12"/>
      <text:p text:style-name="P12"><text:tab/></text:p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6"><text:tab/></text:p>
      <text:p text:style-name="P6"/>
      <text:p text:style-name="P6"><text:tab/></text:p>
      <text:p text:style-name="P2"><text:span text:style-name="T2"/></text:p>
      <text:p text:style-name="P2"><text:span text:style-name="T2"/></text:p>
      <text:p text:style-name="P2"><text:span text:style-name="T2"><text:tab/></text:span></text:p>
      <text:p text:style-name="P28"><text:span text:style-name="T1"/></text:p>
      <text:p text:style-name="P26"><text:span text:style-name="T1"/></text:p>
      <text:p text:style-name="P26"><text:span text:style-name="T1"><text:s/></text:span></text:p>
      <text:p text:style-name="P23"/>
      <text:p text:style-name="P23"><text:tab/><text:tab/></text:p>
      <text:p text:style-name="P23"/>
      <text:p text:style-name="P23"><text:tab/><text:tab/></text:p>
      <text:p text:style-name="P23"/>
      <text:p text:style-name="P23"><text:span text:style-name="T1"/></text:p>
      <text:p text:style-name="P23"/>
      <text:p text:style-name="P23"/>
      <text:p text:style-name="P1"/>
      <text:p text:style-name="P22"><text:tab/></text:p>
      <text:p text:style-name="P22"/>
      <text:p text:style-name="P22"/>
      <text:p text:style-name="P22"/>
      <text:p text:style-name="P22"/>
      <text:p text:style-name="P21"/>
      <text:p text:style-name="P21"/>
      <text:p text:style-name="P20"/>
      <text:p text:style-name="P21"/>
      <text:p text:style-name="P21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8S</meta:editing-duration>
    <meta:editing-cycles>8</meta:editing-cycles>
    <meta:generator>LibreOffice/5.1.5.2$Windows_x86 LibreOffice_project/7a864d8825610a8c07cfc3bc01dd4fce6a9447e5</meta:generator>
    <dc:date>2017-02-23T14:53:16.851000000</dc:date>
    <meta:document-statistic meta:table-count="0" meta:image-count="0" meta:object-count="0" meta:page-count="2" meta:paragraph-count="40" meta:word-count="213" meta:character-count="1684" meta:non-whitespace-character-count="1458"/>
    <meta:user-defined meta:name="Info 1"/>
    <meta:user-defined meta:name="Info 2"/>
    <meta:user-defined meta:name="Info 3"/>
    <meta:user-defined meta:name="Info 4"/>
  </office:meta>
</office:document-meta>
</file>